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 (Presencial) Activitats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Semipresencial)</text:span></text:p>
      <text:list xml:id="list679910419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1313719246622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575940580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2628279857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1313349566170" text:continue-list="list131313719246622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1313395848474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5161472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1312897673450" text:continue-list="list131313395848474" text:style-name="WWNum4">
        <text:list-item>
          <text:list>
            <text:list-item>
              <text:p text:style-name="P40"><text:bookmark text:name="_otv9aq61hrbv"/><text:soft-page-break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1312809133296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2564004339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>Per crear el bot Telegram has d’utilitzar BotFather:</text:p>
      <text:list xml:id="list718929854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>Per fer l’aplicació, et seran útils les següents biblioteques:</text:p>
      <text:list xml:id="list131312804937820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1313882032956" text:continue-list="list131312809133296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De forma similar a l’exemple “EJ09-GenerarBarcode”, que ere una imatge amb eixe text. Pots utilitzar la ferramenta externa PIL: <text:a xlink:type="simple" xlink:href="https://pypi.org/project/Pillow/" text:style-name="ListLabel_20_46" text:visited-style-name="ListLabel_20_46"><text:span text:style-name="T22">https://pypi.org/project/Pillow/</text:span></text:a>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78" meta:word-count="997" meta:character-count="6763" meta:non-whitespace-character-count="5831"/>
    <meta:generator>LibreOfficeDev/6.0.5.2$Linux_X86_64 LibreOffice_project/</meta:generator>
  </office:meta>
</office:document-meta>
</file>